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D1EED5767012A2E896.png" manifest:media-type="image/png"/>
  <manifest:file-entry manifest:full-path="Pictures/10000201000003C0000003C017C5CA7A0472907A.png" manifest:media-type="image/png"/>
  <manifest:file-entry manifest:full-path="Pictures/10000000000004F100000311ED53D0A2C47ED113.png" manifest:media-type="image/png"/>
  <manifest:file-entry manifest:full-path="Pictures/1000020100000960000006A10742BCD558CB3EF2.png" manifest:media-type="image/png"/>
  <manifest:file-entry manifest:full-path="Pictures/1000020100000A2000000798C8A942B8D3BB1348.png" manifest:media-type="image/png"/>
  <manifest:file-entry manifest:full-path="Pictures/100002010000009600000096359A924F6164186A.png" manifest:media-type="image/png"/>
  <manifest:file-entry manifest:full-path="Pictures/10000201000000800000007B6CE49D267E858B50.png" manifest:media-type="image/png"/>
  <manifest:file-entry manifest:full-path="Pictures/10000000000001B20000006AEB54931FE55AF07E.png" manifest:media-type="image/png"/>
  <manifest:file-entry manifest:full-path="Pictures/1000020100000096000000964E72350CF4234332.png" manifest:media-type="image/png"/>
  <manifest:file-entry manifest:full-path="Pictures/10000201000001360000004DD5154E4F560EE413.png" manifest:media-type="image/png"/>
  <manifest:file-entry manifest:full-path="Pictures/100002010000003C0000003E0987B64AFB23702E.png" manifest:media-type="image/png"/>
  <manifest:file-entry manifest:full-path="Pictures/1000000000000780000004389577E54BC46D9F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77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95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969cm" fo:min-width="8.427cm"/>
    </style:style>
    <style:style style:name="gr8" style:family="graphic" style:parent-style-name="Objeto_20_sem_20_preenchimento_20_nem_20_linha">
      <style:graphic-properties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ff6666" draw:fill-color="#999999" draw:textarea-horizontal-align="justify" draw:textarea-vertical-align="middle" draw:auto-grow-height="false" fo:min-height="0.564cm" fo:min-width="2.848cm"/>
    </style:style>
    <style:style style:name="gr11" style:family="graphic" style:parent-style-name="standard">
      <style:graphic-properties draw:stroke="none" svg:stroke-color="#ff6666" draw:fill-color="#999999" draw:textarea-horizontal-align="justify" draw:textarea-vertical-align="middle" draw:auto-grow-height="false" fo:min-height="0.633cm" fo:min-width="3.912cm"/>
    </style:style>
    <style:style style:name="gr12" style:family="graphic" style:parent-style-name="standard">
      <style:graphic-properties draw:stroke="none" svg:stroke-color="#ff6666" draw:fill-color="#999999" draw:textarea-horizontal-align="justify" draw:textarea-vertical-align="middle" draw:auto-grow-height="false" fo:min-height="0.517cm" fo:min-width="2.251cm"/>
    </style:style>
    <style:style style:name="gr13" style:family="graphic" style:parent-style-name="Objeto_20_sem_20_preenchimento_20_nem_20_linha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4" style:family="graphic" style:parent-style-name="standard">
      <style:graphic-properties draw:stroke="solid" svg:stroke-width="0.159cm" svg:stroke-color="#000000" draw:marker-start-width="0.499cm" draw:marker-start-center="false" draw:marker-end-width="0.499cm" draw:marker-end-center="false" draw:stroke-linejoin="miter" draw:fill="solid" draw:fill-color="#ffff00" draw:textarea-horizontal-align="center" draw:textarea-vertical-align="middle" draw:auto-grow-height="false" draw:fit-to-size="false" fo:min-height="5.302cm" fo:min-width="25.374cm" fo:padding-top="0.196cm" fo:padding-bottom="0.196cm" fo:padding-left="0.316cm" fo:padding-right="0.316cm" fo:wrap-option="wrap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2.605cm" fo:min-width="10.2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1.58cm" fo:min-width="10.61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1.467cm" fo:min-width="8.593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1.783cm" fo:min-width="7.713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title">
      <style:graphic-properties draw:fill-color="#cccccc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cccccc"/>
    </style:style>
    <style:style style:name="P3" style:family="paragraph">
      <loext:graphic-properties draw:fill-color="#cccccc"/>
      <style:paragraph-properties fo:text-align="end"/>
      <style:text-properties fo:color="#cccccc" fo:text-shadow="1pt 1pt"/>
    </style:style>
    <style:style style:name="P4" style:family="paragraph">
      <loext:graphic-properties draw:fill="none" draw:fill-color="#ffffff"/>
      <style:paragraph-properties fo:text-align="end"/>
      <style:text-properties fo:color="#cccccc" fo:font-size="26pt"/>
    </style:style>
    <style:style style:name="P5" style:family="paragraph">
      <loext:graphic-properties draw:fill="none" draw:fill-color="#ffffff"/>
      <style:paragraph-properties fo:text-align="end"/>
      <style:text-properties fo:color="#cccccc" fo:font-size="26pt" fo:text-shadow="1pt 1pt"/>
    </style:style>
    <style:style style:name="P6" style:family="paragraph">
      <loext:graphic-properties draw:fill-color="#ffffff"/>
    </style:style>
    <style:style style:name="P7" style:family="paragraph">
      <style:text-properties fo:font-size="36pt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shadow="1pt 1pt"/>
    </style:style>
    <style:style style:name="T2" style:family="text">
      <style:text-properties fo:color="#cccccc" fo:font-size="26pt" fo:text-shadow="1pt 1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744cm" svg:height="11.839cm" svg:x="11.256cm" svg:y="5.423cm">
          <draw:image xlink:href="Pictures/1000020100000960000006A10742BCD558CB3EF2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2.238cm" svg:y="0.9cm" presentation:class="title" presentation:user-transformed="true">
          <draw:text-box>
            <text:p text:style-name="P2"><text:span text:style-name="T1">Produzindo vídeos</text:span><text:span text:style-name="T1"><text:line-break/></text:span><text:span text:style-name="T1"> com software livre</text:span></text:p>
          </draw:text-box>
        </draw:frame>
        <draw:frame draw:style-name="gr2" draw:text-style-name="P4" draw:layer="layout" svg:width="6.593cm" svg:height="1.28cm" svg:x="20.966cm" svg:y="19.519cm">
          <draw:text-box>
            <text:p text:style-name="P2"><text:span text:style-name="T2">Flisol-DF 2016</text:span></text:p>
          </draw:text-box>
        </draw:frame>
        <draw:frame draw:style-name="gr3" draw:text-style-name="P5" draw:layer="layout" svg:width="10.277cm" svg:height="1.28cm" svg:x="0.6cm" svg:y="19.515cm">
          <draw:text-box>
            <text:p text:style-name="P2"><text:span text:style-name="T2">otavio@carneiro.blog.br</text:span></text:p>
          </draw:text-box>
        </draw:frame>
        <draw:frame draw:style-name="gr1" draw:text-style-name="P1" draw:layer="layout" svg:width="25.501cm" svg:height="19.125cm" svg:x="0.43cm" svg:y="0.189cm">
          <draw:image xlink:href="Pictures/1000020100000A2000000798C8A942B8D3BB134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741cm" svg:x="1.4cm" svg:y="0.562cm" presentation:class="title" presentation:user-transformed="true">
          <draw:text-box>
            <text:p>89 vídeos, 570 inscritos, 69k views</text:p>
          </draw:text-box>
        </draw:frame>
        <draw:frame draw:style-name="gr1" draw:text-style-name="P1" draw:layer="layout" svg:width="25.78cm" svg:height="15.997cm" svg:x="1.149cm" svg:y="2.591cm">
          <draw:image xlink:href="Pictures/10000000000004F100000311ED53D0A2C47ED113.png" xlink:type="simple" xlink:show="embed" xlink:actuate="onLoad">
            <text:p/>
          </draw:image>
        </draw:frame>
        <draw:frame draw:style-name="gr5" draw:text-style-name="P8" draw:layer="layout" svg:width="25.48cm" svg:height="1.673cm" svg:x="2.007cm" svg:y="18.837cm">
          <draw:text-box>
            <text:p text:style-name="P7"><text:span text:style-name="T3">https://github.com/</text:span><text:span text:style-name="T4">ocarneiro</text:span><text:span text:style-name="T3">/apresentacoes</text:span></text:p>
          </draw:text-box>
        </draw:frame>
        <draw:frame draw:style-name="gr6" draw:text-style-name="P1" draw:layer="layout" svg:width="1.933cm" svg:height="1.933cm" svg:x="0.298cm" svg:y="18.67cm">
          <draw:image xlink:href="Pictures/1000020100000096000000964E72350CF4234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711cm" svg:height="6.448cm" svg:x="3.302cm" svg:y="3.292cm">
          <draw:image xlink:href="Pictures/10000201000000800000007B6CE49D267E858B50.png" xlink:type="simple" xlink:show="embed" xlink:actuate="onLoad">
            <text:p/>
          </draw:image>
        </draw:frame>
        <draw:g>
          <draw:custom-shape draw:style-name="gr7" draw:text-style-name="P1" draw:layer="layout" svg:width="8.927cm" svg:height="3.219cm" svg:x="17.45cm" svg:y="9.56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8.647cm" svg:height="2.146cm" svg:x="17.718cm" svg:y="10.125cm">
            <draw:image xlink:href="Pictures/10000201000001360000004DD5154E4F560EE413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946cm" svg:height="4.075cm" svg:x="16.137cm" svg:y="2.112cm">
            <draw:image xlink:href="Pictures/100002010000003C0000003E0987B64AFB23702E.png" xlink:type="simple" xlink:show="embed" xlink:actuate="onLoad">
              <text:p/>
            </draw:image>
          </draw:frame>
          <draw:frame draw:style-name="gr9" draw:text-style-name="P11" draw:layer="layout" svg:width="5.379cm" svg:height="1.673cm" svg:x="20.083cm" svg:y="3.619cm">
            <draw:text-box>
              <text:p><text:span text:style-name="T3">Kdenlive</text:span></text:p>
            </draw:text-box>
          </draw:frame>
        </draw:g>
        <draw:frame draw:style-name="gr1" draw:text-style-name="P1" draw:layer="layout" svg:width="11.482cm" svg:height="2.804cm" svg:x="5.209cm" svg:y="14.636cm">
          <draw:image xlink:href="Pictures/10000000000001B20000006AEB54931FE55AF07E.png" xlink:type="simple" xlink:show="embed" xlink:actuate="onLoad">
            <text:p/>
          </draw:image>
        </draw:frame>
        <draw:frame draw:style-name="gr5" draw:text-style-name="P8" draw:layer="layout" svg:width="25.48cm" svg:height="1.673cm" svg:x="2.008cm" svg:y="18.838cm">
          <draw:text-box>
            <text:p><text:span text:style-name="T3">https://github.com/</text:span><text:span text:style-name="T4">ocarneiro</text:span><text:span text:style-name="T3">/apresentacoes</text:span></text:p>
          </draw:text-box>
        </draw:frame>
        <draw:frame draw:style-name="gr6" draw:text-style-name="P1" draw:layer="layout" svg:width="1.933cm" svg:height="1.933cm" svg:x="0.299cm" svg:y="18.671cm">
          <draw:image xlink:href="Pictures/1000020100000096000000964E72350CF4234332.png" xlink:type="simple" xlink:show="embed" xlink:actuate="onLoad">
            <text:p/>
          </draw:image>
        </draw:frame>
        <draw:custom-shape draw:style-name="gr10" draw:text-style-name="P12" draw:layer="layout" svg:width="3.826cm" svg:height="1.628cm" draw:transform="rotate (0.127059969545187) translate (11.059cm 4.3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5.042cm" svg:height="1.765cm" draw:transform="rotate (-0.335975881008908) translate (11.641cm 7.5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3.144cm" svg:height="1.533cm" draw:transform="rotate (-1.28176980266464) translate (8.628cm 10.3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5.48cm" svg:height="1.673cm" svg:x="2.007cm" svg:y="18.837cm">
          <draw:text-box>
            <text:p><text:span text:style-name="T3">https://github.com/</text:span><text:span text:style-name="T4">ocarneiro</text:span><text:span text:style-name="T3">/apresentacoes</text:span></text:p>
          </draw:text-box>
        </draw:frame>
        <draw:frame draw:style-name="gr6" draw:text-style-name="P1" draw:layer="layout" svg:width="1.933cm" svg:height="1.933cm" svg:x="0.298cm" svg:y="18.67cm">
          <draw:image xlink:href="Pictures/1000020100000096000000964E72350CF4234332.png" xlink:type="simple" xlink:show="embed" xlink:actuate="onLoad">
            <text:p/>
          </draw:image>
        </draw:frame>
        <draw:frame draw:style-name="gr1" draw:text-style-name="P1" draw:layer="layout" svg:width="25.112cm" svg:height="14.125cm" svg:x="1.556cm" svg:y="2.971cm">
          <draw:image xlink:href="Pictures/1000000000000780000004389577E54BC46D9F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5.48cm" svg:height="1.673cm" svg:x="2.007cm" svg:y="18.837cm">
          <draw:text-box>
            <text:p><text:span text:style-name="T3">https://github.com/</text:span><text:span text:style-name="T4">ocarneiro</text:span><text:span text:style-name="T3">/apresentacoes</text:span></text:p>
          </draw:text-box>
        </draw:frame>
        <draw:frame draw:style-name="gr6" draw:text-style-name="P1" draw:layer="layout" svg:width="1.933cm" svg:height="1.933cm" svg:x="0.298cm" svg:y="18.67cm">
          <draw:image xlink:href="Pictures/1000020100000096000000964E72350CF4234332.png" xlink:type="simple" xlink:show="embed" xlink:actuate="onLoad">
            <text:p/>
          </draw:image>
        </draw:frame>
        <draw:frame draw:style-name="gr13" draw:text-style-name="P1" draw:layer="layout" svg:width="25.112cm" svg:height="14.125cm" svg:x="1.556cm" svg:y="2.971cm">
          <draw:image xlink:href="Pictures/1000000000000780000004389577E54BC46D9FE5.jpg" xlink:type="simple" xlink:show="embed" xlink:actuate="onLoad">
            <text:p/>
          </draw:image>
        </draw:frame>
        <draw:custom-shape draw:style-name="gr14" draw:text-style-name="P14" draw:layer="layout" svg:width="25.873cm" svg:height="5.562cm" draw:transform="skewX (-5.17627669579905E-017) rotate (0.407185314490277) translate (1.034cm 11.908cm)">
          <text:p text:style-name="P13"><text:span text:style-name="T5">#comofaz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5" draw:text-style-name="P16" draw:layer="layout" svg:width="10.73cm" svg:height="2.855cm" svg:x="2.872cm" svg:y="5.198cm">
          <draw:text-box>
            <text:p text:style-name="P15"><text:span text:style-name="T6">Obrigado!</text:span></text:p>
          </draw:text-box>
        </draw:frame>
        <draw:frame draw:style-name="gr16" draw:text-style-name="P17" draw:layer="layout" svg:width="11.115cm" svg:height="1.83cm" svg:x="2.426cm" svg:y="16.212cm">
          <draw:text-box>
            <text:p text:style-name="P15"><text:span text:style-name="T7">@carneiroblogbr</text:span></text:p>
          </draw:text-box>
        </draw:frame>
        <draw:frame draw:style-name="gr5" draw:text-style-name="P8" draw:layer="layout" svg:width="25.48cm" svg:height="1.673cm" svg:x="2.006cm" svg:y="18.837cm">
          <draw:text-box>
            <text:p><text:span text:style-name="T3">https://github.com/</text:span><text:span text:style-name="T4">ocarneiro</text:span><text:span text:style-name="T3">/apresentacoes</text:span></text:p>
          </draw:text-box>
        </draw:frame>
        <draw:frame draw:style-name="gr6" draw:text-style-name="P1" draw:layer="layout" svg:width="1.933cm" svg:height="1.933cm" svg:x="0.297cm" svg:y="18.67cm">
          <draw:image xlink:href="Pictures/1000020100000096000000964E72350CF4234332.png" xlink:type="simple" xlink:show="embed" xlink:actuate="onLoad">
            <text:p/>
          </draw:image>
        </draw:frame>
        <draw:frame draw:style-name="gr6" draw:text-style-name="P1" draw:layer="layout" svg:width="1.745cm" svg:height="1.745cm" svg:x="0.544cm" svg:y="16.317cm">
          <draw:image xlink:href="Pictures/100002010000009600000096359A924F6164186A.png" xlink:type="simple" xlink:show="embed" xlink:actuate="onLoad">
            <text:p/>
          </draw:image>
        </draw:frame>
        <draw:frame draw:style-name="gr1" draw:text-style-name="P1" draw:layer="layout" svg:width="15.219cm" svg:height="15.219cm" svg:x="13.749cm" svg:y="-0.137cm">
          <draw:image xlink:href="Pictures/10000201000003C0000003C017C5CA7A0472907A.png" xlink:type="simple" xlink:show="embed" xlink:actuate="onLoad">
            <text:p/>
          </draw:image>
        </draw:frame>
        <draw:frame draw:style-name="gr1" draw:text-style-name="P1" draw:layer="layout" svg:width="1.422cm" svg:height="1.001cm" svg:x="0.7cm" svg:y="14.331cm">
          <draw:image xlink:href="Pictures/1000020100000400000002D1EED5767012A2E896.png" xlink:type="simple" xlink:show="embed" xlink:actuate="onLoad">
            <text:p/>
          </draw:image>
        </draw:frame>
        <draw:frame draw:style-name="gr17" draw:text-style-name="P19" draw:layer="layout" svg:width="9.093cm" svg:height="1.717cm" svg:x="17.055cm" svg:y="12.597cm">
          <draw:text-box>
            <text:p text:style-name="P18"><text:span text:style-name="T8">carneiroblogbr</text:span></text:p>
          </draw:text-box>
        </draw:frame>
        <draw:frame draw:style-name="gr18" draw:text-style-name="P17" draw:layer="layout" svg:width="8.213cm" svg:height="2.033cm" svg:x="2.526cm" svg:y="13.848cm">
          <draw:text-box>
            <text:p text:style-name="P15"><text:span text:style-name="T7">2Carneir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3:29:42.897242059</meta:creation-date>
    <dc:date>2016-04-07T22:32:43.511835285</dc:date>
    <meta:editing-duration>PT5H18M57S</meta:editing-duration>
    <meta:editing-cycles>43</meta:editing-cycles>
    <meta:generator>LibreOffice/5.0.5.2$Linux_X86_64 LibreOffice_project/00m0$Build-2</meta:generator>
    <meta:document-statistic meta:object-count="71"/>
  </office:meta>
</office:document-meta>
</file>